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Liberation Sans1" style:font-name-asian="Liberation Sans2" style:font-name-complex="Liberation Sans2"/>
    </style:style>
    <style:style style:name="P2" style:family="paragraph" style:parent-style-name="Standard">
      <style:paragraph-properties fo:margin-left="0in" fo:margin-right="0in" fo:margin-top="0in" fo:margin-bottom="0.0972in" loext:contextual-spacing="false" fo:line-height="120%" fo:text-align="start" style:justify-single-word="false" fo:keep-together="auto" fo:orphans="0" fo:widows="0" fo:text-indent="0in" style:auto-text-indent="false" fo:padding="0in" fo:border="none" fo:keep-with-next="auto"/>
    </style:style>
    <style:style style:name="P3" style:family="paragraph" style:parent-style-name="Standard" style:master-page-name="Standard">
      <style:paragraph-properties style:page-number="1"/>
      <style:text-properties style:font-name="Liberation Sans1" style:font-name-asian="Liberation Sans2" style:font-name-complex="Liberation Sans2"/>
    </style:style>
    <style:style style:name="P4" style:family="paragraph" style:parent-style-name="Standard">
      <style:text-properties style:font-name="Liberation Sans1" style:font-name-asian="Liberation Sans2" style:font-name-complex="Liberation Sans2"/>
    </style:style>
    <style:style style:name="P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fo:font-variant="normal" fo:text-transform="none" fo:color="#000000" style:text-line-through-style="none" style:text-line-through-type="none" style:text-position="0% 100%" style:font-name="Liberation Sans1" fo:font-size="12pt" fo:font-style="normal" style:text-underline-style="none" fo:font-weight="normal" style:font-name-asian="Liberation Sans2" style:font-size-asian="12pt" style:font-style-asian="normal" style:font-weight-asian="normal" style:font-name-complex="Liberation Sans2" style:font-size-complex="12pt"/>
    </style:style>
    <style:style style:name="P6" style:family="paragraph" style:parent-style-name="Standard">
      <style:paragraph-properties fo:margin-left="0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iberation Sans1" fo:font-size="11pt" fo:font-style="normal" style:text-underline-style="none" fo:font-weight="normal" style:font-name-asian="Liberation Sans2" style:font-size-asian="11pt" style:font-style-asian="normal" style:font-weight-asian="normal" style:font-name-complex="Liberation Sans2" style:font-size-complex="11pt"/>
    </style:style>
    <style:style style:name="P7" style:family="paragraph" style:parent-style-name="Standard">
      <style:paragraph-properties fo:margin-left="0in" fo:margin-right="0in" fo:margin-top="0in" fo:margin-bottom="0.0972in" loext:contextual-spacing="false" fo:line-height="120%" fo:text-align="start" style:justify-single-word="false" fo:keep-together="auto" fo:orphans="0" fo:widows="0" fo:text-indent="0in" style:auto-text-indent="false" fo:padding="0in" fo:border="none" fo:keep-with-next="auto"/>
      <style:text-properties style:font-name="Liberation Sans1" fo:font-size="11pt" style:font-name-asian="Liberation Sans2" style:font-size-asian="11pt" style:font-name-complex="Liberation Sans2" style:font-size-complex="11pt"/>
    </style:style>
    <style:style style:name="P8" style:family="paragraph" style:parent-style-name="Heading_20_1" style:list-style-name="WWNum1">
      <style:paragraph-properties fo:margin-left="0in" fo:margin-right="0in" fo:text-indent="0in" style:auto-text-indent="false">
        <style:tab-stops>
          <style:tab-stop style:position="0in"/>
        </style:tab-stops>
      </style:paragraph-properties>
    </style:style>
    <style:style style:name="T1" style:family="text">
      <style:text-properties style:font-name="Liberation Sans1" fo:font-style="italic" style:font-name-asian="Liberation Sans2" style:font-style-asian="italic" style:font-name-complex="Liberation Sans2"/>
    </style:style>
    <style:style style:name="T2" style:family="text">
      <style:text-properties style:font-name="Liberation Sans1" fo:font-style="italic" fo:font-weight="bold" style:font-name-asian="Liberation Sans2" style:font-style-asian="italic" style:font-weight-asian="bold" style:font-name-complex="Liberation Sans2"/>
    </style:style>
    <style:style style:name="T3" style:family="text">
      <style:text-properties style:font-name="Liberation Sans1" fo:font-size="11pt" style:font-name-asian="Liberation Sans2" style:font-size-asian="11pt" style:font-name-complex="Liberation Sans2" style:font-size-complex="11pt"/>
    </style:style>
    <style:style style:name="T4" style:family="text">
      <style:text-properties style:font-name="Liberation Sans1" fo:font-size="11pt" officeooo:rsid="001ce3f0" style:font-name-asian="Liberation Sans2" style:font-size-asian="11pt" style:font-name-complex="Liberation Sans2" style:font-size-complex="11pt"/>
    </style:style>
    <style:style style:name="T5" style:family="text">
      <style:text-properties style:font-name="Liberation Sans1" fo:font-size="11pt" officeooo:rsid="001dc314" style:font-name-asian="Liberation Sans2" style:font-size-asian="11pt" style:font-name-complex="Liberation Sans2" style:font-size-complex="11pt"/>
    </style:style>
    <style:style style:name="T6" style:family="text">
      <style:text-properties style:font-name="Liberation Sans1" fo:font-size="11pt" officeooo:rsid="001de7dc" style:font-name-asian="Liberation Sans2" style:font-size-asian="11pt" style:font-name-complex="Liberation Sans2" style:font-size-complex="11pt"/>
    </style:style>
    <style:style style:name="T7" style:family="text">
      <style:text-properties fo:font-variant="normal" fo:text-transform="none" fo:color="#000000" style:text-line-through-style="none" style:text-line-through-type="none" style:text-position="0% 100%" style:font-name="Liberation Sans1" fo:font-size="11pt" fo:font-style="normal" style:text-underline-style="none" fo:font-weight="normal" style:font-name-asian="Liberation Sans2" style:font-size-asian="11pt" style:font-style-asian="normal" style:font-weight-asian="normal" style:font-name-complex="Liberation Sans2" style:font-size-complex="11pt"/>
    </style:style>
    <style:style style:name="T8" style:family="text">
      <style:text-properties fo:font-variant="normal" fo:text-transform="none" fo:color="#000000" style:text-line-through-style="none" style:text-line-through-type="none" style:text-position="super 58%" style:font-name="Liberation Sans1" fo:font-size="11pt" fo:font-style="normal" style:text-underline-style="none" fo:font-weight="normal" style:font-name-asian="Liberation Sans2" style:font-size-asian="11pt" style:font-style-asian="normal" style:font-weight-asian="normal" style:font-name-complex="Liberation Sans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alysis of Algorithms</text:p>
      <text:p text:style-name="P1">Austen Hale</text:p>
      <text:p text:style-name="P1">CS 221</text:p>
      <text:p text:style-name="P1"/>
      <text:p text:style-name="Standard"><text:span text:style-name="T1">Defend all answers based on specific references to the code. Do not count return statements or initialization of method arguments. You are </text:span><text:span text:style-name="T2">strongly</text:span><text:span text:style-name="T1"> encouraged to walk through algorithms in the debugger and to add statement-counting code to given methods to test and refine your analysis.</text:span></text:p>
      <text:list xml:id="list4065717778" text:style-name="WWNum1">
        <text:list-item>
          <text:p text:style-name="P8">Algorithm: find()</text:p>
        </text:list-item>
      </text:list>
      <text:p text:style-name="P5">Minimum Statements. How many statements would be executed in a call to find() when the array size is zero (n == 0)?</text:p>
      <text:p text:style-name="P6"><text:tab/>The minimum amount of statements that would be executed in a call to find() when the array size is zero would be 2, as it will always start the for loop with the initializing of I, and the condition check for that I is &lt; array.length.</text:p>
      <text:p text:style-name="P5">Best Case Scenario. Under what conditions would the minimum number of statements be executed for an array where n is large? Where would the target element be located in the array? What is the growth function under these conditions?</text:p>
      <text:p text:style-name="P2"><text:span text:style-name="T7"><text:tab/>The condition that would result in the minimum number of statements being executed for large arrays would be that the method never finds a value that matches the passed in value. However, since <text:s text:c="2"/>the code that finds the value only has a return statement, it would be the same amount of statements for maximum number of statements too. The target element would not be located in the array for it to have the minimum amount of statements. The growth function </text:span><text:span text:style-name="T3">would be 2+3n.</text:span></text:p>
      <text:p text:style-name="P5">Worst Case Scenario. Under what conditions would the maximum number of statements be executed for an array where n is large? Where would the target element be located? What is the growth function under these conditions?</text:p>
      <text:p text:style-name="P6"><text:tab/>The maximum number of statements would be the same as the minimum number, as the condition check that looks for a value only has a return statement inside it. Thus, regardless if it finds the value in the array or not, it would be printing the same amount of statements as return statements are considered part of the method cost. If it did have a statement inside the condition check where it finds the value, the situation where it would have maximum amount of statements is one where it finds the value in every single position of the array (so an array of just the passed value). The growth function remains unchanged under these conditions, and is still just 2+3n.</text:p>
      <text:p text:style-name="P5">Expected Average Case Scenario. Assuming a random array of unique elements and the target element is in the array, where would a target element be located on average? What is the expected average number of statements (the expected growth function) for a call to find()?</text:p>
      <text:p text:style-name="P6"><text:tab/>As minimum and maximum amount of statements are the same in this method, the average number of statements would be the same as the minimum and maximum amount of statements. On average, the target element would be every other element (the average of never in the array, and always in the array). The expected growth function would be the same as minimum and maximum expected growths, and remain just 2+3n.</text:p>
      <text:p text:style-name="P5"><text:soft-page-break/>What is the runtime order (big-O) of find() based on the above growth functions?</text:p>
      <text:p text:style-name="P7"><text:tab/>Due to the minimum, maximum, and average growth functions always being the same, the big-O would always just be n.</text:p>
      <text:list xml:id="list125125325669666" text:continue-numbering="true" text:style-name="WWNum1">
        <text:list-item>
          <text:p text:style-name="P8">Algorithm: replaceAll()</text:p>
        </text:list-item>
      </text:list>
      <text:p text:style-name="P5">Minimum Statements. How many statements would be executed in a call to replaceAll() when the array size is zero (n == 0)?</text:p>
      <text:p text:style-name="P6"><text:tab/>The minimum amount of statements would be 2 + however many statements were in the find method. The minimum amount for find is 2, so it would be 2+2 which results in 4 total statements in the case that the array size is 0.</text:p>
      <text:p text:style-name="P5">Best Case Scenario. Under what conditions would the minimum number of statements be executed for an array where n is large? How many occurrences of the oldValue element would be in the array? Where would it/they be located in the array? What is the growth function under these conditions? </text:p>
      <text:p text:style-name="P6"><text:tab/>For the minimum amount of statements to be executed when the array is large, the find method would have to never find the oldValue element in the array, as when it does not find the element in the array, it returns -1, which skips the majority of the code in replaceAll(). As it did not go through the replaceAll() method, and did not find any instances of the oldValue in the array, there would be no occurrences of the oldValue element in the array. The growth function under these conditions would be 2 + 2 + n, 2 for the replaceAll() initial code, another 2 for starting find(), and n for the array size.</text:p>
      <text:p text:style-name="P5">Worst Case Scenario. Assuming newValue and oldValue are not equal, under what conditions would the maximum number of statements be executed for an array where n is large? How many occurrences of oldValue are in the array? Where would it/they be located? What is the growth function under these conditions? </text:p>
      <text:p text:style-name="P2"><text:span text:style-name="T7"><text:tab/>The maximum number of statements would be executed in a large array when it meets the following condition: the array is ONLY oldValue to start with. This will cause the find() method to always go into </text:span><text:span text:style-name="T3">its</text:span><text:span text:style-name="T7"> condition check which returns I, which doesn’t add onto the statement count, but the find() method not returning -1 leads to the while loop continuing in replaceAll(). As the replaceAll() method does as it says, replacing all elements of the array, there should be no occurrences of oldValue in the array as they should all become newValue. Wherever oldValue used to be in the array, it should be newValue so oldValue would not be located in the array. The growth function under these conditions would b</text:span><text:span text:style-name="T3">e 4+3n+5n+3n^2. The 4+3n is the amount of statements from starting the method (2+2+3n (2+3n is the amount of statements in find), and those statements are added to (3+2+n)*n, where n is the size of the array. (2+n) is again the amount of statements from the find method, and the 3 is the amount of statements within the while loop.</text:span></text:p>
      <text:p text:style-name="P5">Expected Average Case Scenario. Assuming a random array of unique elements and oldValue is a value in the array, what is the average number of statements (the expected growth function) for a call to replaceAll()?</text:p>
      <text:p text:style-name="P2"><text:span text:style-name="T7"><text:tab/>Based off the minimum and maximum amount of statements, the expected average case scenario would be that every other value is not found in the array, so the expected growth would be </text:span><text:soft-page-break/><text:span text:style-name="T7">(</text:span><text:span text:style-name="T3">4+3n+n(5+3n)/2</text:span><text:span text:style-name="T7">), which is similar to the worst case scenario, but dividing the while loop statement section by half to account for the fact that they will only happen half of the time.</text:span></text:p>
      <text:p text:style-name="P5">What is the runtime order (big-O) of replaceAll() based on the above growth functions?</text:p>
      <text:p text:style-name="P6"><text:tab/>The runtime order would be n^2 in the case that it finds a value in the array, else if it doesn’t find any value in the array, it would be n.</text:p>
      <text:list xml:id="list125125803486749" text:continue-numbering="true" text:style-name="WWNum1">
        <text:list-item>
          <text:p text:style-name="P8">Algorithm: sortIt()</text:p>
        </text:list-item>
      </text:list>
      <text:p text:style-name="P5">Minimum Statements. How many statements would be executed in a call to sortIt() when the array size is zero (n == 0) or one (n == 1)?</text:p>
      <text:p text:style-name="P6"><text:tab/>The minimum amount of statements for sortIt() in the case that the array is size 0 or size one would be 2. One for initializing next, and the other for the condition check for if int next &lt; array.length, and since next starts at 1, it would always fail that condition check and that would be the end of the method.</text:p>
      <text:p text:style-name="P5">Best Case Scenario. Under what conditions would the minimum number of statements be executed for an array where n is large? Would the algorithm execute a different number of statements if the elements in the array were already in sorted order? Reverse order? Random order? All the same? What is the growth function under the best case conditions?</text:p>
      <text:p text:style-name="P2"><text:span text:style-name="T7"><text:tab/>The condition that would be need to be met for the minimum number of statements to be executed would be one where it is arranged in such a way that the while loop does not need to execute, and that continues for all of the for-loop. This would be the case where value is greater than the previous number, and thus wouldn’t be sorted in the while loop. The algorithm would execute a different amount of statements based off how the order the array is in. For example, an array of 5,4,3,2,1 would have less statements than 1,2,3,4,5 as the 2</text:span><text:span text:style-name="T8">nd</text:span><text:span text:style-name="T7"> set is already sorted, and thus the while statement would not need to execute. This true for all sets. The more in ascending order the array is, the less statements that would be executed in the method. The growth function in the case that the method never goes into the while loop would be 2+6n, where 2 is from initializing next, and the condition check, and 6 is the total amount of statements in the for loop without going into the while loop, which repeats n times (however many times the for loop executes, </text:span><text:span text:style-name="T3">which is also the size of the array-1</text:span><text:span text:style-name="T7">)</text:span><text:span text:style-name="T3">. So if n is 3, the for-loop runs twice, 2 + 6(2) = 14. </text:span><text:span text:style-name="T4">This allows us to actually rewrite it as 2+6(n-1), which results in 6n-4, </text:span><text:span text:style-name="T6">where n is the size of the array.</text:span></text:p>
      <text:p text:style-name="P5">Worst Case Scenario. Under what conditions would the maximum number of statements be executed for an array where n is large? (Already in some kind of sorted order? Duplicates?) What is the growth function under the worst case conditions?</text:p>
      <text:p text:style-name="P2"><text:span text:style-name="T7"><text:tab/>The condition that would take place for the maximum number of statements to be executed in an array where n is large would be one where the next number in the array is always less than the previous number in the array, all the way up to the end. There would also have to be no duplicates within the array, as 5 !&lt; 5, thus the while statement would not execute. The growth function in this case would be 2+6n(3n), where 2 is for initializing next and for the condition check, 6n is the cost of the for-loop, and 3n is the cost of the while loop. N here is al</text:span><text:span text:style-name="T3">so how many times the for-loop will execute, so the size of the array – 1. </text:span><text:span text:style-name="T5">Again, rewriting this as 2+ 6(n-1)(3n) results in 2+ (6n-6)(3n) = 2+18n^2-18n as the new growth function, where n is just the size of the array.</text:span></text:p>
      <text:p text:style-name="P5"><text:soft-page-break/>Expected Average Case Scenario. Assuming a random array of unique elements, what is the expected average number of statements (the expected growth function) for a call to sortIt()?</text:p>
      <text:p text:style-name="P2"><text:span text:style-name="T7"><text:tab/>The expected average number of statements would be in the case that for every other value, the next number is less than the previous, and thus goes into the while loop. The growth function for this call would be 2+6n(3n/2), where the while loop only occurs half the time, and thus is half of the maximum amount of statements. N again is how many times the for-loop executes</text:span><text:span text:style-name="T3">. </text:span><text:span text:style-name="T5">Rewriting this similarly to the minimum and maximum cases, it would be 2+(6n-6)(3n/2) which gives us 2+ 9n^2-9n as the new growth function, </text:span><text:span text:style-name="T6">with n being the size of the array.</text:span></text:p>
      <text:p text:style-name="P5">What is the runtime order (big-O) of sortIt() based on the above growth functions?</text:p>
      <text:p text:style-name="P6"><text:tab/>The runtime order of sortIt() would be n^2 in the case that any value is less than its previous number, else in the case that the next number is always bigger than the previous number, it would be n as only the for loop would execu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00%" fo:text-indent="0in" style:auto-text-indent="false" fo:keep-with-next="always"/>
      <style:text-properties style:font-name="Liberation Sans1"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in" loext:contextual-spacing="false" fo:line-height="100%" fo:text-indent="0in" style:auto-text-indent="false" fo:keep-with-next="always"/>
      <style:text-properties style:font-name="Liberation Sans1"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date>2019-02-15T12:51:24.942676143</dc:date>
    <meta:editing-duration>PT6M42S</meta:editing-duration>
    <meta:editing-cycles>3</meta:editing-cycles>
    <meta:document-statistic meta:table-count="0" meta:image-count="0" meta:object-count="0" meta:page-count="4" meta:paragraph-count="37" meta:word-count="1919" meta:character-count="10707" meta:non-whitespace-character-count="8802"/>
  </office:meta>
</office:document-meta>
</file>